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614" officeooo:paragraph-rsid="0011a614"/>
    </style:style>
    <style:style style:name="P2" style:family="paragraph" style:parent-style-name="Standard" style:list-style-name="L1">
      <style:text-properties officeooo:rsid="0011a614" officeooo:paragraph-rsid="0011a6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1258925" text:style-name="L1">
        <text:list-item>
          <text:p text:style-name="P2">Heuristically optimal route from start.</text:p>
        </text:list-item>
        <text:list-item>
          <text:p text:style-name="P2">Markers to mark places on map.</text:p>
        </text:list-item>
        <text:list-item>
          <text:p text:style-name="P2">Speed route, ETA.</text:p>
        </text:list-item>
        <text:list-item>
          <text:p text:style-name="P2">Caching.</text:p>
          <text:p text:style-name="P2"/>
        </text:list-item>
        <text:list-item>
          <text:p text:style-name="P2">Traffic density.</text:p>
          <text:p text:style-name="P2"/>
        </text:list-item>
        <text:list-item>
          <text:p text:style-name="P2">Nearby palaces.</text:p>
        </text:list-item>
        <text:list-item>
          <text:p text:style-name="P2">Drive mode</text:p>
        </text:list-item>
        <text:list-item>
          <text:p text:style-name="P2">Favourite places, most visited</text:p>
        </text:list-item>
      </text:list>
      <text:p text:style-name="P1"/>
      <text:list xml:id="list211645228077547" text:continue-numbering="true" text:style-name="L1">
        <text:list-item>
          <text:p text:style-name="P2">Orientation feature.</text:p>
        </text:list-item>
        <text:list-item>
          <text:p text:style-name="P2">Accounting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1:08:13.456882208</meta:creation-date>
    <dc:date>2020-03-11T21:16:44.417981857</dc:date>
    <meta:editing-duration>PT8M31S</meta:editing-duration>
    <meta:editing-cycles>1</meta:editing-cycles>
    <meta:document-statistic meta:table-count="0" meta:image-count="0" meta:object-count="0" meta:page-count="1" meta:paragraph-count="10" meta:word-count="38" meta:character-count="217" meta:non-whitespace-character-count="198"/>
    <meta:generator>LibreOffice/6.0.7.3$Linux_X86_64 LibreOffice_project/00m0$Build-3</meta:generator>
  </office:meta>
</office:document-meta>
</file>